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mentTest.test_5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mentTest.test_6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ment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mentTest.test_3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mentTest.test_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mentTest.test_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ment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mentTest.test_4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